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4cm" fo:margin-left="0cm" table:align="left"/>
    </style:style>
    <style:style style:name="Table1.A" style:family="table-column">
      <style:table-column-properties style:column-width="16.00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7" style:family="paragraph" style:parent-style-name="Table_20_Contents">
      <style:paragraph-properties fo:margin-left="0.053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ffb9" officeooo:paragraph-rsid="0039ffb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da4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d1a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italic"/>
    </style:style>
    <style:style style:name="T12" style:family="text">
      <style:text-properties fo:font-style="italic" style:text-underline-style="solid" style:text-underline-width="auto" style:text-und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6da4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2">1.</text:span><text:span text:style-name="T4">2</text:span><text:span text:style-name="T3">.</text:span><text:span text:style-name="T6">3</text:span><text:span text:style-name="T1">. </text:span><text:span text:style-name="T6">Super</text:span><text:span text:style-name="T4"> mimo </text:span><text:span text:style-name="T6">multiplica</text:span></text:p>
      <text:p text:style-name="P4"/>
      <text:p text:style-name="P4">Esta vez el mimo tiene que imitar nuevamente a las bolitas azules pero ahora tiene que poner el doble de bolitas rojas que de azules. El desafío, nuevamente, es hacerlo con una única repetición y esta vez además, la solución debe tener un solo comando <text:span text:style-name="T16">Poner</text:span> y usar una sola vez la expresión <text:span text:style-name="T16">nroBolitas</text:span>. Mirá algunas de las combinaciones de tablero inicial y final.</text:p>
      <text:p text:style-name="P2"><text:span text:style-name="T10"><draw:frame draw:style-name="fr1" draw:name="Image1" text:anchor-type="as-char" svg:width="6.001cm" svg:height="2.311cm" draw:z-index="0"><draw:image xlink:href="https://lh4.googleusercontent.com/dAO_a1DaZZkomBBZ34OIP9MDviyLuYAsNMkfODX_1kUFsMuNqCJT6WfWe6HcQc4HCW73RGjlLNe2fMm34OdmlhcoX4JLppwBWhH3eVSr3bhFQCZahdsbVxO1_rKTVf_nvwjoIYrH" xlink:type="simple" xlink:show="embed" xlink:actuate="onLoad"/><svg:title>MimoMulti-2.png</svg:title></draw:frame></text:span><text:span text:style-name="T10"> <text:s text:c="12"/></text:span><text:span text:style-name="T10"><draw:frame draw:style-name="fr1" draw:name="Image2" text:anchor-type="as-char" svg:width="5.001cm" svg:height="2.829cm" draw:z-index="1"><draw:image xlink:href="https://lh5.googleusercontent.com/NO8w25sSjanAwR-D7D9oXTObuHy1AIFYc5ehhQo8Rc6gWJtKpgTQO61TVqSQ3nkZECUwiH6HbUTAossHCGsl4BUPr7VO0CljgSg_x925RyAHeVgQjkC0OQriXHG5ysJ2tZsDa6j2" xlink:type="simple" xlink:show="embed" xlink:actuate="onLoad"/><svg:title>MimoMulti-4.png</svg:title></draw:frame></text:span></text:p>
      <text:p text:style-name="P11"><text:span text:style-name="T10"><draw:frame draw:style-name="fr1" draw:name="Image3" text:anchor-type="as-char" svg:width="7.001cm" svg:height="2.889cm" draw:z-index="2"><draw:image xlink:href="https://lh5.googleusercontent.com/JPzfoa3xFhjzl9Q-W05oRcCw3Khs6PBpomj32SLklfb7r-MzQJVhdDja8HTkD9yP-ofBZLIm3U6ssuNcqYFl5jbQJm4YOvSHy5e_SOtslXCrVAR-3eBxlIOCyyB-4p_bBfhk_sEj" xlink:type="simple" xlink:show="embed" xlink:actuate="onLoad"/></draw:frame></text:span></text:p>
      <text:p text:style-name="P12"><text:span text:style-name="T15">Pista:</text:span> sale parecido al de <text:span text:style-name="T13">“El mimo que suma”</text:span>...</text:p>
      <text:p text:style-name="P8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8">Pastilla:</text:span><text:span text:style-name="T10"> </text:span><text:span text:style-name="T7">Ampliando</text:span></text:p>
            <text:p text:style-name="P7"><text:span text:style-name="T7">Los </text:span><text:span text:style-name="T9">mimos</text:span><text:span text:style-name="T10"> </text:span><text:span text:style-name="T7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4T11:43:50.103000000</dc:date>
    <meta:editing-duration>PT41M32S</meta:editing-duration>
    <meta:editing-cycles>35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8" meta:word-count="147" meta:character-count="921" meta:non-whitespace-character-count="767"/>
  </office:meta>
</office:document-meta>
</file>